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style:font-name="Courier New" fo:font-size="10pt" fo:font-style="normal" fo:font-weight="normal" style:font-size-asian="10pt" style:font-size-complex="10pt"/>
    </style:style>
    <style:style style:name="P3" style:family="paragraph" style:parent-style-name="Standard">
      <style:text-properties style:font-name="Courier New" fo:font-size="10pt" fo:font-style="normal" fo:font-weight="normal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10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Courier New" fo:font-size="10pt" style:font-size-asian="10pt" style:font-size-complex="10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style:font-name-asian="Courier New" style:font-name-complex="Courier New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normal" style:font-name-asian="Courier New" style:font-name-complex="Courier New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-asian="Courier New" style:font-name-complex="Courier New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\0 Grammar with left recursion:</text:p>
      <text:p text:style-name="P5"/>
      <text:p text:style-name="P5">&lt;program&gt; <text:s text:c="4"/><text:tab/> → &lt;block&gt; '.'</text:p>
      <text:p text:style-name="P9">&lt;block&gt; <text:s text:c="6"/><text:tab/> → &lt;declaration&gt; &lt;statement&gt;</text:p>
      <text:p text:style-name="P9">&lt;declaration&gt; <text:tab/> → &lt;constant_decl&gt; &lt;var_decl&gt; &lt;proc_decl&gt;</text:p>
      <text:p text:style-name="P9"/>
      <text:p text:style-name="P5">&lt;const-decl&gt; <text:s/><text:tab/> → 'const' &lt;const-list&gt; ';'</text:p>
      <text:p text:style-name="P5">&lt;const-decl&gt; <text:s/><text:tab/> <text:span text:style-name="T2">→</text:span> <text:span text:style-name="T7">ε</text:span></text:p>
      <text:p text:style-name="P6">&lt;const-list&gt; <text:s/><text:tab/> → [ident] '=' [number]</text:p>
      <text:p text:style-name="P5"><text:span text:style-name="T4">&lt;const-list&gt; <text:s/><text:tab/> → </text:span><text:span text:style-name="T3">&lt;const-list&gt; ',' [ident] '=' [number]</text:span></text:p>
      <text:p text:style-name="P2"/>
      <text:p text:style-name="P5"><text:span text:style-name="T1">&lt;var-decl&gt; <text:s text:c="3"/><text:tab/> </text:span><text:span text:style-name="T2">→</text:span><text:span text:style-name="T1"> 'var' &lt;ident-list&gt; ';' </text:span></text:p>
      <text:p text:style-name="P5"><text:span text:style-name="T1">&lt;var-decl&gt; <text:s text:c="3"/><text:tab/> </text:span><text:span text:style-name="T2">→</text:span><text:span text:style-name="T1"> </text:span><text:span text:style-name="T2">ε</text:span></text:p>
      <text:p text:style-name="P5"><text:span text:style-name="T1">&lt;ident-list&gt; <text:s/><text:tab/> </text:span><text:span text:style-name="T2">→</text:span><text:span text:style-name="T1"> [ident]</text:span></text:p>
      <text:p text:style-name="P5"><text:span text:style-name="T1">&lt;ident-list&gt; <text:s/><text:tab/> </text:span><text:span text:style-name="T2">→</text:span><text:span text:style-name="T1"> &lt;ident-list&gt; ',' [ident]</text:span></text:p>
      <text:p text:style-name="P9"/>
      <text:p text:style-name="P5"><text:span text:style-name="T3">&lt;proc-decl&gt; <text:s text:c="2"/><text:tab/> </text:span><text:span text:style-name="T4">→</text:span><text:span text:style-name="T3"> &lt;proc-decl&gt; 'procedure' [ident] ';' &lt;block&gt; ';' </text:span></text:p>
      <text:p text:style-name="P5"><text:span text:style-name="T4">&lt;proc-decl&gt; <text:s text:c="2"/><text:tab/> </text:span><text:span text:style-name="T2">→ </text:span><text:span text:style-name="T4">ε</text:span></text:p>
      <text:p text:style-name="P5"/>
      <text:p text:style-name="P5">&lt;statement&gt; <text:s text:c="2"/><text:tab/> → [ident] ':=' &lt;expression&gt;</text:p>
      <text:p text:style-name="P5">&lt;statement&gt; <text:s text:c="2"/><text:tab/> → 'call' [ident]</text:p>
      <text:p text:style-name="P5">&lt;statement&gt; <text:s text:c="2"/><text:tab/> → 'begin' &lt;statement-list&gt; 'end'</text:p>
      <text:p text:style-name="P5">&lt;statement&gt; <text:s text:c="2"/><text:tab/> → 'if' &lt;condition&gt; 'then' &lt;statement&gt;</text:p>
      <text:p text:style-name="P5">&lt;statement&gt; <text:s text:c="2"/><text:tab/> → 'while' &lt;condition&gt; 'do' &lt;statement&gt;</text:p>
      <text:p text:style-name="P5">&lt;statement&gt; <text:s text:c="2"/><text:tab/> → ε</text:p>
      <text:p text:style-name="P5"/>
      <text:p text:style-name="P5">&lt;statement-list&gt; <text:s text:c="2"/>→ &lt;statement&gt;</text:p>
      <text:p text:style-name="P5">&lt;statement-list&gt; <text:s text:c="2"/>→ &lt;statement-list&gt; ';' &lt;statement&gt;</text:p>
      <text:p text:style-name="P5"/>
      <text:p text:style-name="P5">&lt;condition&gt; <text:s text:c="7"/>→ 'odd' &lt;expression&gt;</text:p>
      <text:p text:style-name="P5">&lt;condition&gt;<text:tab/> <text:s text:c="6"/>→ &lt;expression&gt; &lt;relop&gt; &lt;expression&gt;</text:p>
      <text:p text:style-name="P5"/>
      <text:p text:style-name="P5">&lt;relop&gt;<text:tab/><text:tab/> → '=' | '&lt;&gt;' | '&lt;' | '&gt;' | '&lt;=' | '&gt;='</text:p>
      <text:p text:style-name="P5"/>
      <text:p text:style-name="P5">&lt;expression&gt; <text:s text:c="6"/>→ &lt;term&gt;</text:p>
      <text:p text:style-name="P5">&lt;expression&gt; <text:s text:c="6"/>→ &lt;add-subop&gt; &lt;term&gt;</text:p>
      <text:p text:style-name="P5">&lt;expression&gt; <text:s text:c="6"/>→ &lt;expression&gt; &lt;add-subop&gt; &lt;term&gt;</text:p>
      <text:p text:style-name="P5"/>
      <text:p text:style-name="P5">&lt;add-subop&gt; <text:s text:c="7"/>→ '+' | '-'</text:p>
      <text:p text:style-name="P5"/>
      <text:p text:style-name="P5">&lt;term&gt; <text:s text:c="12"/>→ &lt;factor&gt;</text:p>
      <text:p text:style-name="P5">&lt;term&gt;<text:tab/> <text:s text:c="6"/>→ &lt;term&gt; &lt;mult-divop&gt; &lt;factor&gt;</text:p>
      <text:p text:style-name="P5"/>
      <text:p text:style-name="P5">&lt;mult-divop&gt;<text:tab/> → '*' | '\'</text:p>
      <text:p text:style-name="P5"/>
      <text:p text:style-name="P5">&lt;factor&gt;<text:tab/><text:tab/> → [ident]</text:p>
      <text:p text:style-name="P5">&lt;factor&gt;<text:tab/><text:tab/> → [number]</text:p>
      <text:p text:style-name="P5">&lt;factor&gt;<text:tab/><text:tab/> → '(' &lt;expression&gt; ')'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L\0 Grammar without left recursion:</text:p>
      <text:p text:style-name="P5"/>
      <text:p text:style-name="P5">&lt;program&gt; <text:s text:c="7"/>→ &lt;block&gt; '.'</text:p>
      <text:p text:style-name="P9">&lt;block&gt; <text:s text:c="9"/>→ &lt;declaration&gt; &lt;statement&gt;</text:p>
      <text:p text:style-name="P9">&lt;declaration&gt; <text:s text:c="3"/>→ &lt;constant_decl&gt; &lt;var_decl&gt; &lt;proc_decl&gt;</text:p>
      <text:p text:style-name="P9"/>
      <text:p text:style-name="P5">&lt;const-decl&gt; <text:s text:c="4"/>→ 'const' &lt;const-list&gt; ';'</text:p>
      <text:p text:style-name="P5">&lt;const-decl&gt; <text:s text:c="4"/><text:span text:style-name="T2">→</text:span> <text:span text:style-name="T7">ε</text:span></text:p>
      <text:p text:style-name="P5"><text:span text:style-name="T3">&lt;const-list&gt; <text:s text:c="4"/>→ </text:span><text:span text:style-name="T4">[ident] '=' [number] &lt;const-A&gt;</text:span></text:p>
      <text:p text:style-name="P3">&lt;const-A&gt; <text:s text:c="7"/>→ ',' [ident] '=' [number] &lt;const-A&gt;</text:p>
      <text:p text:style-name="P3">&lt;const-A&gt; <text:s text:c="7"/>→ ε</text:p>
      <text:p text:style-name="P2"/>
      <text:p text:style-name="P5"><text:span text:style-name="T1">&lt;var-decl&gt; <text:s text:c="6"/></text:span><text:span text:style-name="T2">→</text:span><text:span text:style-name="T1"> 'var' &lt;ident-list&gt; ';' </text:span></text:p>
      <text:p text:style-name="P5"><text:span text:style-name="T1">&lt;var-decl&gt; <text:s text:c="6"/></text:span><text:span text:style-name="T2">→</text:span><text:span text:style-name="T1"> </text:span><text:span text:style-name="T2">ε</text:span></text:p>
      <text:p text:style-name="P8"/>
      <text:p text:style-name="P5"><text:span text:style-name="T1">&lt;ident-list&gt; <text:s text:c="4"/></text:span><text:span text:style-name="T2">→</text:span><text:span text:style-name="T1"> [ident] &lt;ident-A&gt;</text:span></text:p>
      <text:p text:style-name="P9">&lt;ident-A&gt; <text:s text:c="7"/>→ ',' [ident] &lt;ident-A&gt;</text:p>
      <text:p text:style-name="P9">&lt;ident-A&gt; <text:s text:c="7"/>→ ε</text:p>
      <text:p text:style-name="P2"/>
      <text:p text:style-name="P5"><text:span text:style-name="T4">&lt;proc-decl&gt; <text:s text:c="5"/></text:span><text:span text:style-name="T2">→ ε &lt;proc-A&gt;</text:span></text:p>
      <text:p text:style-name="P8">&lt;proc-A&gt; <text:s text:c="2"/><text:tab/> <text:s text:c="4"/>→ 'procedure' [ident] ';' &lt;block&gt; ';' &lt;proc-A&gt;</text:p>
      <text:p text:style-name="P8">&lt;proc-A&gt; <text:s text:c="8"/>→ ε</text:p>
      <text:p text:style-name="P5"/>
      <text:p text:style-name="P5">&lt;statement&gt; <text:s text:c="5"/>→ [ident] ':=' &lt;expression&gt;</text:p>
      <text:p text:style-name="P5">&lt;statement&gt; <text:s text:c="5"/>→ 'call' [ident]</text:p>
      <text:p text:style-name="P5">&lt;statement&gt; <text:s text:c="5"/>→ 'begin' &lt;statement-list&gt; 'end'</text:p>
      <text:p text:style-name="P5">&lt;statement&gt; <text:s text:c="5"/>→ 'if' &lt;condition&gt; 'then' &lt;statement&gt;</text:p>
      <text:p text:style-name="P5">&lt;statement&gt; <text:s text:c="5"/>→ 'while' &lt;condition&gt; 'do' &lt;statement&gt;</text:p>
      <text:p text:style-name="P5">&lt;statement&gt; <text:s text:c="5"/>→ ε</text:p>
      <text:p text:style-name="P5"/>
      <text:p text:style-name="P5">&lt;statement-list&gt; → &lt;statement&gt; &lt;statement-A&gt;</text:p>
      <text:p text:style-name="P5">&lt;statement-A&gt; <text:s text:c="3"/>→ ';' &lt;statement&gt; &lt;statement-A&gt;</text:p>
      <text:p text:style-name="P5">&lt;statement-A&gt; <text:s text:c="3"/>→ ε</text:p>
      <text:p text:style-name="P5"/>
      <text:p text:style-name="P5">&lt;condition&gt; <text:s text:c="5"/>→ 'odd' &lt;expression&gt;</text:p>
      <text:p text:style-name="P5">&lt;condition&gt;<text:tab/> <text:s text:c="4"/>→ &lt;expression&gt; &lt;relop&gt; &lt;expression&gt;</text:p>
      <text:p text:style-name="P5"/>
      <text:p text:style-name="P5">&lt;expression&gt; <text:s text:c="4"/>→ &lt;term&gt; &lt;expression-A&gt; </text:p>
      <text:p text:style-name="P5">&lt;expression&gt; <text:s text:c="4"/>→ &lt;add-subop&gt; &lt;term&gt; &lt;expression-A&gt;</text:p>
      <text:p text:style-name="P5">&lt;expression-A&gt; <text:s text:c="2"/>→ &lt;add-subop&gt; &lt;term&gt; &lt;expression-A&gt;</text:p>
      <text:p text:style-name="P5">&lt;expression-A&gt; <text:s text:c="2"/>→ ε</text:p>
      <text:p text:style-name="P5"/>
      <text:p text:style-name="P5"/>
      <text:p text:style-name="P5">&lt;term&gt; <text:s text:c="10"/>→ &lt;factor&gt; &lt;term-A&gt;</text:p>
      <text:p text:style-name="P5">&lt;term-A&gt;<text:tab/> <text:s text:c="4"/>→ &lt;mult-divop&gt; &lt;factor&gt; &lt;term-A&gt;</text:p>
      <text:p text:style-name="P5">&lt;term-A&gt; <text:s text:c="8"/>→ ε</text:p>
      <text:p text:style-name="P5"/>
      <text:p text:style-name="P5">&lt;factor&gt;<text:tab/> <text:s text:c="4"/>→ [ident]</text:p>
      <text:p text:style-name="P5">&lt;factor&gt;<text:tab/> <text:s text:c="4"/>→ [number]</text:p>
      <text:p text:style-name="P5">&lt;factor&gt;<text:tab/> <text:s text:c="4"/>→ '(' &lt;expression&gt; ')'</text:p>
      <text:p text:style-name="P5"/>
      <text:p text:style-name="P5">&lt;add-subop&gt; <text:s text:c="5"/>→ '+' | '-'</text:p>
      <text:p text:style-name="P5">&lt;mult-divop&gt; <text:s text:c="4"/>→ '*' | '\'</text:p>
      <text:p text:style-name="P5">&lt;relop&gt;<text:tab/> <text:s text:c="4"/>→ '=' | '&lt;&gt;' | '&lt;' | '&gt;' | '&lt;=' | '&gt;='</text:p>
      <text:p text:style-name="P5"/>
      <text:p text:style-name="P5"/>
      <text:p text:style-name="P5"/>
      <text:p text:style-name="P5"/>
      <text:p text:style-name="P5"/>
      <text:p text:style-name="P5"><text:soft-page-break/>FIRST: (processed in reverse)</text:p>
      <text:p text:style-name="P5"/>
      <text:p text:style-name="P5">FIRST(&lt;relop&gt;) <text:s/><text:tab/><text:tab/>:= <text:span text:style-name="T8">{ '=', '&lt;&gt;', '&lt;', '&gt;', '&lt;=', '&gt;=' }</text:span></text:p>
      <text:p text:style-name="P5">FIRST(&lt;mult-divop&gt;)<text:tab/>:= <text:span text:style-name="T8">{ '*', '\' }</text:span></text:p>
      <text:p text:style-name="P5">FIRST(&lt;add-subop&gt;)<text:tab/>:= <text:span text:style-name="T8">{ '+', '-' }</text:span></text:p>
      <text:p text:style-name="P5">FIRST(&lt;factor&gt;) <text:tab/> <text:s/><text:tab/>:= <text:span text:style-name="T8">{ [ident], [number], '(' }</text:span></text:p>
      <text:p text:style-name="P5">FIRST(&lt;term-A&gt;)<text:tab/><text:tab/>:= FIRST(&lt;mult-divop&gt;) U {ε} := <text:span text:style-name="T8">{ '*', '\', ε }</text:span></text:p>
      <text:p text:style-name="P5">FIRST(&lt;term&gt;)<text:tab/><text:tab/>:= FIRST(&lt;factor&gt;) := <text:span text:style-name="T8">{ [ident], [number], '(' }</text:span></text:p>
      <text:p text:style-name="P5">FIRST(&lt;expression-A&gt;)<text:tab/>:= FIRST(&lt;add-subop&gt;) U {ε} := <text:span text:style-name="T8">{ '+', '-', ε }</text:span></text:p>
      <text:p text:style-name="P5">FIRST(&lt;expression&gt;)<text:tab/>:= FIRST(&lt;term&gt;) U FIRST(&lt;add-subop&gt;) </text:p>
      <text:p text:style-name="P5"><text:s text:c="22"/><text:tab/>:= <text:span text:style-name="T8">{ [ident], [number], '(', '+', '-' }</text:span></text:p>
      <text:p text:style-name="P5">FIRST(&lt;condition&gt;)<text:tab/>:= {'odd'} U FIRST(&lt;expression&gt;)</text:p>
      <text:p text:style-name="P5"><text:s text:c="22"/><text:tab/>:= <text:span text:style-name="T8">{ [ident], [number], '(', '+', '-', 'odd' }</text:span></text:p>
      <text:p text:style-name="P5">FIRST(&lt;statement-A&gt;)<text:tab/>:= {ε} U {';'} := <text:span text:style-name="T8">{ ε, ';' }</text:span></text:p>
      <text:p text:style-name="P5">FIRST(&lt;statement&gt;)<text:tab/>:= {[ident]} U {'call'} U {'begin'} U {'if'} U {'while'}</text:p>
      <text:p text:style-name="P5"><text:s text:c="27"/>U {ε}</text:p>
      <text:p text:style-name="P5"><text:tab/><text:tab/><text:tab/><text:tab/>:= <text:span text:style-name="T8">{ [ident], 'call', 'begin', 'if', 'while', ε }</text:span></text:p>
      <text:p text:style-name="P5">FIRST(&lt;statement-list&gt;)<text:tab/>:= FIRST(&lt;statement&gt;) U FIRST(&lt;statement-A&gt;)</text:p>
      <text:p text:style-name="P5"><text:tab/><text:tab/><text:tab/><text:tab/>:= {[ident], 'call', 'begin', 'if', 'while'} U {';', ε}</text:p>
      <text:p text:style-name="P5"><text:s text:c="22"/><text:tab/>:= <text:span text:style-name="T8">{[ident], 'call', 'begin', 'if', 'while', ';', ε }</text:span></text:p>
      <text:p text:style-name="P5">FIRST(&lt;proc-A&gt;)<text:tab/><text:tab/>:= {'procedure'} U {ε} <text:s text:c="2"/>:= <text:span text:style-name="T8">{ 'procedure', ε }</text:span></text:p>
      <text:p text:style-name="P5">FIRST(&lt;proc-decl&gt;)<text:tab/>:= {ε} U FIRST(&lt;proc-A&gt;) := <text:span text:style-name="T8">{ 'procedure', ε }</text:span></text:p>
      <text:p text:style-name="P5">FIRST(&lt;ident-A&gt;) <text:tab/><text:tab/>:= {','} U {ε} := <text:span text:style-name="T8">{ ',', ε }</text:span></text:p>
      <text:p text:style-name="P5">FIRST(&lt;ident-list&gt;)<text:tab/>:= <text:span text:style-name="T8">{ [ident] }</text:span></text:p>
      <text:p text:style-name="P5">FIRST(&lt;var-decl&gt;)<text:tab/><text:tab/>:= {'var'} U {ε} := <text:span text:style-name="T8">{ 'var', <text:s/>ε }</text:span></text:p>
      <text:p text:style-name="P4">FIRST(&lt;const-A&gt;)<text:tab/><text:tab/>:= {';'} U {ε} <text:s text:c="2"/>:= <text:span text:style-name="T8">{';', <text:s/>ε}</text:span></text:p>
      <text:p text:style-name="P4">FIRST(&lt;const-list&gt;)<text:tab/>:= <text:span text:style-name="T8">{ [ident] }</text:span></text:p>
      <text:p text:style-name="P4">FIRST(&lt;const-decl&gt;)<text:tab/>:= {'const'} U <text:s/>ε := <text:s/><text:span text:style-name="T6">{'const', ε }</text:span></text:p>
      <text:p text:style-name="P1">FIRST(&lt;declaration&gt;)<text:tab/>:= FIRST(&lt;const-decl&gt;) U FIRST(&lt;var-decl&gt;) </text:p>
      <text:p text:style-name="P1"><text:s text:c="27"/>U FIRST(&lt;proc-decl&gt;)</text:p>
      <text:p text:style-name="P1"><text:tab/><text:tab/><text:tab/><text:tab/>:= {'const', ε } U { 'var', <text:s/>ε } U { 'procedure', ε }</text:p>
      <text:p text:style-name="P4"><text:span text:style-name="T5"><text:tab/><text:tab/><text:tab/><text:tab/>:= </text:span><text:span text:style-name="T6">{ 'const', 'var', 'procedure', [ident], </text:span></text:p>
      <text:p text:style-name="P4"><text:span text:style-name="T6"><text:s text:c="29"/>'call', 'begin', 'if', 'while', ε}</text:span></text:p>
      <text:p text:style-name="P1">FIRST(&lt;block&gt;)<text:tab/><text:tab/>:= FIRST(&lt;declaration&gt;) U FIRST(&lt;statement&gt;)</text:p>
      <text:p text:style-name="P4"><text:span text:style-name="T5"><text:s text:c="23"/><text:tab/>:= </text:span><text:span text:style-name="T6">{ 'const', 'var', 'procedure', ε}</text:span></text:p>
      <text:p text:style-name="P4"><text:span text:style-name="T5">FIRST(&lt;program&gt;)<text:tab/><text:tab/>:= FIRST(&lt;block&gt;) U FIRST('.')</text:span></text:p>
      <text:p text:style-name="P4"><text:span text:style-name="T5"><text:s text:c="24"/>:= </text:span><text:span text:style-name="T6">{ 'const', 'var', 'procedure'. '.' }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FOLLOW: (processed in order)</text:p>
      <text:p text:style-name="P5"/>
      <text:p text:style-name="P5">FOLLOW(&lt;program&gt;)<text:tab/><text:tab/>:= { <text:span text:style-name="T8">$</text:span> }</text:p>
      <text:p text:style-name="P5">FOLLOW(&lt;block&gt;)<text:tab/><text:tab/>:= FIRST('.') U FOLLOW(';') := <text:span text:style-name="T8">{ '.', ';' }</text:span></text:p>
      <text:p text:style-name="P5">FOLLOW(&lt;declaration&gt;) <text:s/><text:tab/>:= FIRST(&lt;statement&gt;) U FOLLOW(&lt;block&gt;)</text:p>
      <text:p text:style-name="P5"><text:tab/><text:tab/><text:tab/><text:tab/>:= <text:span text:style-name="T9">{ [ident], 'call', 'begin', 'if', 'while', ε } U {'.'}</text:span></text:p>
      <text:p text:style-name="P5"><text:span text:style-name="T9"><text:tab/><text:tab/><text:tab/><text:tab/>:= </text:span><text:span text:style-name="T8">{ [ident], 'call', 'begin', 'if', 'while', ε, '.'}</text:span></text:p>
      <text:p text:style-name="P4">FOLLOW(&lt;const-decl&gt;)<text:tab/>:= FOLLOW(&lt;declaration&gt;) U FIRST(&lt;var-decl&gt; </text:p>
      <text:p text:style-name="P5"><text:span text:style-name="T9"><text:s text:c="27"/>U FIRST(&lt;proc-decl&gt;)</text:span></text:p>
      <text:p text:style-name="P5"><text:span text:style-name="T8"><text:tab/><text:tab/><text:tab/><text:tab/>:= { 'var', 'procedure', [ident], 'call', 'begin', 'if'</text:span></text:p>
      <text:p text:style-name="P5"><text:span text:style-name="T8"><text:s text:c="21"/><text:tab/> <text:s text:c="4"/>'while', '.', ';', <text:s/>ε }</text:span></text:p>
      <text:p text:style-name="P4">FOLLOW(&lt;const-list&gt;)<text:tab/>:= FIRST(';') := <text:span text:style-name="T8">{ ';' }</text:span></text:p>
      <text:p text:style-name="P4">FOLLOW(&lt;const-A&gt;)<text:tab/><text:tab/>:= FOLLOW(&lt;const-list&gt;) := <text:span text:style-name="T8">{ ';' }</text:span></text:p>
      <text:p text:style-name="P4">FOLLOW(&lt;var-decl&gt;)<text:tab/>:= FOLLOW(&lt;declaration&gt;)</text:p>
      <text:p text:style-name="P4"><text:tab/><text:tab/><text:tab/><text:tab/>:= <text:span text:style-name="T8">{ [ident], 'call', 'begin', 'if', 'while', ε, '.' }</text:span></text:p>
      <text:p text:style-name="P4">FOLLOW(&lt;ident-list&gt;)<text:tab/>:= FIRST(';') := <text:span text:style-name="T8">{ ';' }</text:span></text:p>
      <text:p text:style-name="P4">FOLLOW(&lt;ident-A&gt;)<text:tab/><text:tab/>:= FOLLOW(&lt;ident-list&gt;) := <text:span text:style-name="T8">{ ';' }</text:span></text:p>
      <text:p text:style-name="P4">FOLLOW(&lt;proc-decl&gt;)<text:tab/>:= FOLLOW(&lt;declaration&gt;)</text:p>
      <text:p text:style-name="P4"><text:tab/><text:tab/><text:tab/><text:tab/>:= <text:span text:style-name="T8">{ [ident], 'call', 'begin', 'if', 'while', ε, '.' }</text:span></text:p>
      <text:p text:style-name="P4">FOLLOW(&lt;proc-A&gt;)<text:tab/><text:tab/>:= FOLLOW(&lt;proc-decl&gt;) </text:p>
      <text:p text:style-name="P4"><text:s text:c="13"/><text:tab/><text:tab/>:= <text:span text:style-name="T8">{ [ident], 'call', 'begin', 'if', 'while', ε, '.' }</text:span></text:p>
      <text:p text:style-name="P4">FOLLOW(&lt;statement-list&gt;<text:tab/>:= FIRST('end') := { 'end' }</text:p>
      <text:p text:style-name="P4">FOLLOW(&lt;statement&gt;)<text:tab/>:= FOLLOW(&lt;block&gt;) U FIRST(&lt;statement-A&gt;) </text:p>
      <text:p text:style-name="P4"><text:tab/><text:tab/><text:tab/><text:tab/> <text:s text:c="2"/>U FOLLOW(&lt;statement-list&gt;)</text:p>
      <text:p text:style-name="P4"><text:tab/><text:tab/><text:tab/><text:tab/>:= { <text:span text:style-name="T8">'.'</text:span> } U { ε, ';' } U { 'end' }</text:p>
      <text:p text:style-name="P4"><text:tab/><text:tab/><text:tab/><text:tab/>:= <text:span text:style-name="T8">{ '.', ε, ';', 'end' }</text:span></text:p>
      <text:p text:style-name="P4">FOLLOW(&lt;statement-A&gt;)<text:tab/>:= FOLLOW(&lt;statement-list&gt;) := { 'end' }</text:p>
      <text:p text:style-name="P4">FOLLOW(&lt;condition&gt;)<text:tab/>:= FIRST('then') U FIRST('do') := <text:span text:style-name="T8">{ 'then', 'do' }</text:span></text:p>
      <text:p text:style-name="P4">FOLLOW(&lt;expression&gt;)<text:tab/>:= FIRST(&lt;relop&gt;)U FOLLOW(&lt;condition&gt;)U FOLLOW(&lt;statement&gt;)</text:p>
      <text:p text:style-name="P4"><text:tab/><text:tab/><text:tab/><text:tab/>:= <text:span text:style-name="T8">{ '=', '&lt;&gt;', '&lt;', '&gt;', '&lt;=', '&gt;=', 'then', 'do', '.', </text:span></text:p>
      <text:p text:style-name="P4"><text:span text:style-name="T8"><text:s text:c="2"/><text:tab/><text:tab/><text:tab/><text:tab/> <text:s text:c="4"/>';', end, ε }</text:span></text:p>
      <text:p text:style-name="P4">FOLLOW(&lt;expression-A&gt;)<text:tab/>:= FOLLOW(&lt;expression&gt;)</text:p>
      <text:p text:style-name="P4"><text:tab/><text:tab/><text:tab/><text:tab/>:= <text:span text:style-name="T8">{ '=', '&lt;&gt;', '&lt;', '&gt;', '&lt;=', '&gt;=', 'then', 'do' }</text:span></text:p>
      <text:p text:style-name="P4">FOLLOW(&lt;term&gt;)<text:tab/><text:tab/>:= FIRST(&lt;expression-A&gt;) U FOLLOW(&lt;expression-A&gt;) </text:p>
      <text:p text:style-name="P4"><text:tab/><text:tab/><text:tab/><text:tab/> <text:s text:c="2"/>U FOLLOW(&lt;expression&gt;)</text:p>
      <text:p text:style-name="P4"><text:tab/><text:tab/><text:tab/><text:tab/>:= { '+', '-', ε } </text:p>
      <text:p text:style-name="P4"><text:tab/><text:tab/><text:tab/><text:tab/> <text:s text:c="2"/>U { '=', '&lt;&gt;', '&lt;', '&gt;', '&lt;=', '&gt;=', 'then', 'do' }</text:p>
      <text:p text:style-name="P4"><text:tab/><text:tab/><text:tab/><text:tab/>:= <text:span text:style-name="T8">{ '+', '-', ε, '=', '&lt;&gt;', '&lt;', '&gt;', '&lt;=', </text:span></text:p>
      <text:p text:style-name="P7"><text:tab/><text:tab/><text:tab/><text:tab/> <text:s text:c="4"/>'&gt;=', 'then', 'do' }</text:p>
      <text:p text:style-name="P4">FOLLOW(&lt;term-A&gt;)<text:tab/><text:tab/>:= FOLLOW(&lt;term&gt;) </text:p>
      <text:p text:style-name="P7"><text:span text:style-name="T9"><text:tab/><text:tab/><text:tab/><text:tab/>:= </text:span>{ '+', '-', ε, '=', '&lt;&gt;', '&lt;', '&gt;', '&lt;=', </text:p>
      <text:p text:style-name="P7"><text:tab/><text:tab/><text:tab/><text:tab/> <text:s text:c="4"/>'&gt;=', 'then', 'do' }<text:span text:style-name="T9"><text:line-break/>FOLLOW(&lt;factor&gt;)<text:tab/><text:tab/>:= FIRST(&lt;term-A&gt;) U FOLLOW(&lt;term&gt;)</text:span></text:p>
      <text:p text:style-name="P4"><text:tab/><text:tab/><text:tab/><text:tab/>:= { '*', '\', ε } U { '+', '-', ε, '=', '&lt;&gt;', '&lt;', '&gt;', <text:tab/><text:tab/><text:tab/><text:tab/><text:tab/><text:tab/> <text:s text:c="16"/>'&lt;=', '&gt;=', 'then', 'do' }</text:p>
      <text:p text:style-name="P7"><text:tab/><text:tab/><text:tab/><text:tab/>:= { '*', '\', ε, '+', '-', ε, '=', '&lt;&gt;', '&lt;', '&gt;', '&lt;=', <text:tab/><text:tab/><text:tab/><text:tab/><text:tab/> <text:s text:c="4"/>'&gt;=', 'then', 'do' }</text:p>
      <text:p text:style-name="P4">FOLLOW(&lt;add-subop&gt;)<text:tab/>:= FIRST(&lt;term&gt;) := <text:span text:style-name="T8">{ [ident], [number], '(' }</text:span></text:p>
      <text:p text:style-name="P4">FOLLOW(&lt;mult-divop&gt;)<text:tab/>:= FIRST(&lt;factor&gt;) := <text:span text:style-name="T8">{ [ident], [number], '(' }</text:span></text:p>
      <text:p text:style-name="P4">FOLLOW(&lt;relop&gt;)<text:tab/><text:tab/>:= FIRST(&lt;expression&gt;) </text:p>
      <text:p text:style-name="P4"><text:s text:c="23"/><text:tab/>:= <text:span text:style-name="T8">{ [ident], [number], '(', '+', '-' }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nter  McMillen</meta:initial-creator>
    <meta:creation-date>2012-03-09T23:24:21.53</meta:creation-date>
    <dc:date>2012-03-22T20:46:16.40</dc:date>
    <dc:creator>Hunter  McMillen</dc:creator>
    <meta:editing-duration>P7DT5H28M11S</meta:editing-duration>
    <meta:editing-cycles>76</meta:editing-cycles>
    <meta:generator>OpenOffice.org/3.3$Win32 OpenOffice.org_project/330m20$Build-9567</meta:generator>
    <meta:printed-by>Hunter  McMillen</meta:printed-by>
    <meta:print-date>2012-03-22T18:37:22.09</meta:print-date>
    <meta:document-statistic meta:table-count="0" meta:image-count="0" meta:object-count="0" meta:page-count="4" meta:paragraph-count="159" meta:word-count="965" meta:character-count="7315"/>
  </office:meta>
</office:document-meta>
</file>